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officeooo:rsid="000876c9" officeooo:paragraph-rsid="000876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w lin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876c9" officeooo:paragraph-rsid="000876c9"/>
    </style:style>
    <style:style style:name="MP2" style:family="paragraph" style:parent-style-name="Header">
      <style:text-properties officeooo:paragraph-rsid="0008aadc"/>
    </style:style>
    <style:style style:name="MP3" style:family="paragraph" style:parent-style-name="Header">
      <style:text-properties officeooo:paragraph-rsid="000876c9"/>
    </style:style>
    <style:style style:name="M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MT2" style:family="text">
      <style:text-properties style:text-line-through-style="solid" style:text-line-through-type="single" fo:font-weight="bold" style:font-weight-asian="bold" style:font-weight-complex="bold"/>
    </style:style>
    <style:style style:name="MT3" style:family="text">
      <style:text-properties fo:color="#c9211e" loext:opacity="100%"/>
    </style:style>
    <style:style style:name="MT4" style:family="text">
      <style:text-properties officeooo:rsid="0008aadc"/>
    </style:style>
    <style:style style:name="MT5" style:family="text">
      <style:text-properties fo:color="#3465a4" loext:opacity="100%" style:text-line-through-style="solid" style:text-line-through-type="single"/>
    </style:style>
    <style:style style:name="MT6" style:family="text">
      <style:text-properties officeooo:rsid="000876c9"/>
    </style:style>
    <style:style style:name="MT7" style:family="text">
      <style:text-properties style:text-position="super 58%" officeooo:rsid="000876c9"/>
    </style:style>
    <style:style style:name="MT8" style:family="text">
      <style:text-properties fo:font-size="26pt" officeooo:rsid="000876c9" style:font-size-asian="26pt" style:font-size-complex="2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fault <text:span text:style-name="MT1">Page</text:span> Style <text:span text:style-name="MT2">header</text:span> with <text:span text:style-name="MT3">formats</text:span> and empty lines</text:p>
        <text:p text:style-name="MP1"/>
        <text:p text:style-name="MP2"><text:span text:style-name="MT4">This is a </text:span><text:span text:style-name="Placeholder">character </text:span><text:span text:style-name="Placeholder"><text:span text:style-name="MT5">style combi</text:span></text:span><text:span text:style-name="Placeholder">ned with</text:span><text:span text:style-name="MT4"> direct format</text:span></text:p>
        <text:p text:style-name="MP2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>
      <style:header>
        <text:p text:style-name="MP3"><text:span text:style-name="MT6">Landscape </text:span>Page<text:span text:style-name="MT6"> </text:span><text:span text:style-name="MT7">Style</text:span><text:span text:style-name="MT6"> </text:span>header<text:span text:style-name="MT6"> with other </text:span><text:span text:style-name="MT8">extra</text:span><text:span text:style-name="MT6"> </text:span>formats</text:p>
        <text:p text:style-name="MP3"/>
        <text:p text:style-name="MP3"/>
        <text:p text:style-name="MP3"/>
        <text:p text:style-name="MP3"/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2:05:12.571000000</meta:creation-date>
    <dc:date>2024-09-16T12:23:43.487000000</dc:date>
    <meta:editing-duration>PT8M2S</meta:editing-duration>
    <meta:editing-cycles>4</meta:editing-cycles>
    <meta:generator>LibreOfficeDev/25.2.0.0.alpha0$Windows_X86_64 LibreOffice_project/505f1bf76ef6684695ad41d8239b9ea4957fd27f</meta:generator>
    <meta:document-statistic meta:table-count="0" meta:image-count="0" meta:object-count="0" meta:page-count="1" meta:paragraph-count="4" meta:word-count="28" meta:character-count="167" meta:non-whitespace-character-count="143"/>
  </office:meta>
</office:document-meta>
</file>